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7000002403AD8BC35A40B54B8.png" manifest:media-type="image/png"/>
  <manifest:file-entry manifest:full-path="Pictures/10000000000003C0000002D0FF3B0BA84543D3BA.png" manifest:media-type="image/png"/>
  <manifest:file-entry manifest:full-path="Pictures/10000000000003C0000002D03030158AD351755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ucida Handwriting" svg:font-family="'Lucida Handwriting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Handwriting1" svg:font-family="'Lucida Handwriting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ouble_20_Dot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29cm" fo:min-width="0.802cm"/>
    </style:style>
    <style:style style:name="gr4" style:family="graphic" style:parent-style-name="standard">
      <style:graphic-properties draw:textarea-horizontal-align="justify" draw:textarea-vertical-align="middle" draw:auto-grow-height="false" fo:min-height="0.112cm" fo:min-width="0.6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2.086cm" fo:min-width="1.656cm"/>
    </style:style>
    <style:style style:name="gr7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style-name="gr1" draw:text-style-name="P1" draw:layer="layout" svg:width="15.391cm" svg:height="6.886cm" svg:x="5.691cm" svg:y="10.894cm">
          <draw:image xlink:href="Pictures/1000020100000507000002403AD8BC35A40B54B8.png" xlink:type="simple" xlink:show="embed" xlink:actuate="onLoad" loext:mime-type="image/png">
            <text:p/>
          </draw:image>
        </draw:frame>
        <draw:line draw:style-name="gr2" draw:text-style-name="P2" draw:layer="layout" svg:x1="8.89cm" svg:y1="3.048cm" svg:x2="8.89cm" svg:y2="5.842cm">
          <text:p/>
        </draw:line>
        <draw:line draw:style-name="gr2" draw:text-style-name="P2" draw:layer="layout" svg:x1="7.866cm" svg:y1="4.353cm" svg:x2="13.862cm" svg:y2="4.353cm">
          <text:p/>
        </draw:line>
        <draw:custom-shape draw:style-name="gr3" draw:text-style-name="P1" draw:layer="layout" svg:width="1.524cm" svg:height="0.762cm" svg:x="8.128cm" svg:y="3.051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524cm" svg:height="0.762cm" svg:x="8.128cm" svg:y="5.05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.26cm" svg:height="0.512cm" draw:transform="rotate (0.523598775598299) translate (11.951cm 3.552cm)">
          <text:p/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1.26cm" svg:height="0.512cm" draw:transform="rotate (0.523598775598299) translate (11.945cm 5.419cm)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" draw:text-style-name="P2" draw:layer="layout" svg:x1="12.59cm" svg:y1="3.302cm" svg:x2="12.59cm" svg:y2="5.334cm">
          <text:p/>
        </draw:line>
        <draw:frame draw:style-name="gr5" draw:text-style-name="P3" draw:layer="layout" svg:width="8.981cm" svg:height="1.673cm" svg:x="16.51cm" svg:y="2.794cm">
          <draw:text-box>
            <text:p>Scale is 2 full boxes = 1 meter</text:p>
            <text:p>Each small box is ¼ meter</text:p>
          </draw:text-box>
        </draw:frame>
        <draw:custom-shape draw:style-name="gr6" draw:text-style-name="P4" draw:layer="layout" svg:width="3.048cm" svg:height="3.302cm" svg:x="7.366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048cm" svg:height="3.302cm" svg:x="10.667cm" svg:y="2.7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ucida Handwriting" svg:font-family="'Lucida Handwriting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Handwriting1" svg:font-family="'Lucida Handwriting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Liberation Serif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ucida Handwriting" fo:font-family="'Lucida Handwriting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Lohit Devanagari" style:font-family-complex="'Lohit Devanagar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30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ucida Handwriting" fo:font-size="30pt" fo:letter-spacing="normal" fo:language="en" fo:country="US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 Narrow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5" draw:layer="backgroundobjects" drawooo:display="none" svg:width="25.399cm" svg:height="19.049cm" svg:x="0cm" svg:y="0cm">
        <draw:image xlink:href="Pictures/10000000000003C0000002D03030158AD3517551.png" xlink:type="simple" xlink:show="embed" xlink:actuate="onLoad" loext:mime-type="image/png">
          <text:p/>
        </draw:image>
        <svg:desc>EducationalBG</svg:desc>
      </draw:frame>
      <draw:frame draw:name="Picture 2" draw:style-name="Mgr3" draw:text-style-name="MP5" draw:layer="backgroundobjects" svg:width="25.399cm" svg:height="19.049cm" svg:x="0cm" svg:y="0cm">
        <draw:image xlink:href="Pictures/10000000000003C0000002D0FF3B0BA84543D3BA.png" xlink:type="simple" xlink:show="embed" xlink:actuate="onLoad" loext:mime-type="image/png">
          <text:p/>
        </draw:image>
        <svg:desc>EducationalBG</svg:desc>
      </draw:frame>
      <draw:frame draw:name="Rectangle 3" presentation:style-name="Mpr1" draw:text-style-name="MP7" draw:layer="backgroundobjects" svg:width="21.589cm" svg:height="4.082cm" svg:x="1.905cm" svg:y="4.582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Rectangle 5" presentation:style-name="Mpr2" draw:text-style-name="MP8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Rectangle 6" presentation:style-name="Mpr2" draw:text-style-name="MP8" draw:layer="backgroundobjects" svg:width="8.042cm" svg:height="1.322cm" svg:x="8.678cm" svg:y="17.348cm" presentation:class="footer" presentation:user-transformed="true">
        <draw:text-box>
          <text:p/>
        </draw:text-box>
      </draw:frame>
      <draw:frame draw:name="Rectangle 7" presentation:style-name="Mpr2" draw:text-style-name="MP8" draw:layer="backgroundobjects" svg:width="5.926cm" svg:height="1.322cm" svg:x="18.203cm" svg:y="17.348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ype Title Here</dc:title>
    <meta:initial-creator>Albert</meta:initial-creator>
    <meta:editing-cycles>9</meta:editing-cycles>
    <meta:print-date>2017-11-01T02:38:16</meta:print-date>
    <meta:creation-date>2015-09-06T13:59:51</meta:creation-date>
    <dc:date>2023-01-23T15:19:55.210603704</dc:date>
    <meta:editing-duration>PT16H13M14S</meta:editing-duration>
    <meta:generator>LibreOffice/6.4.7.2$Linux_X86_64 LibreOffice_project/40$Build-2</meta:generator>
    <meta:document-statistic meta:object-count="35"/>
    <meta:user-defined meta:name="AppVersion">16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graph-paper-PowerPoint-template" xlink:href=""/>
  </office:meta>
</office:document-meta>
</file>